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0260" officeooo:paragraph-rsid="00070260"/>
    </style:style>
    <style:style style:name="P2" style:family="paragraph" style:parent-style-name="Standard">
      <style:paragraph-properties fo:text-align="justify" style:justify-single-word="false"/>
      <style:text-properties officeooo:rsid="00070260" officeooo:paragraph-rsid="00070260"/>
    </style:style>
    <style:style style:name="P3"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text:p>
      <text:p text:style-name="P1"/>
      <text:p text:style-name="P3">Investiga las diferentes distribuciones de Linux y escoge una para ser ejecutada en su computador personal (Linux puede correr desde una memoria USB sin borrar nada en el disco duro). Describa las razones por las cuales escogió esa distribución.</text:p>
      <text:p text:style-name="P3"/>
      <text:p text:style-name="P2">UBUNTU</text:p>
      <text:p text:style-name="P2"/>
      <text:p text:style-name="P2">Utilizo esta version de linux desde que podias solicitar por la pagina de Canonical que te enviaran un CD con una copia de la distribucion para escritorio.</text:p>
      <text:p text:style-name="P2"/>
      <text:p text:style-name="P2">He probado varias distros a lo largo de los anos, Mandrake, Fedora, Redhat, Suse, Knoppix, Debian, etc.</text:p>
      <text:p text:style-name="P2"/>
      <text:p text:style-name="P2">Desde hace mas de 10 anos que tambien utilizo Ubuntu laboralmente y generalmente alterno entre Centos y Ubuntu Server como SO base para los servers que administro.</text:p>
      <text:p text:style-name="P2"/>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09-10T18:10:28.255851255</meta:creation-date>
    <dc:date>2022-09-10T18:18:26.427701070</dc:date>
    <meta:editing-duration>PT7M59S</meta:editing-duration>
    <meta:editing-cycles>1</meta:editing-cycles>
    <meta:document-statistic meta:table-count="0" meta:image-count="0" meta:object-count="0" meta:page-count="1" meta:paragraph-count="6" meta:word-count="112" meta:character-count="677" meta:non-whitespace-character-count="571"/>
    <meta:generator>LibreOffice/6.4.5.2$MacOSX_X86_64 LibreOffice_project/a726b36747cf2001e06b58ad5db1aa3a9a1872d6</meta:generator>
  </office:meta>
</office:document-meta>
</file>